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8.631cm" svg:y="2.142cm">
            <draw:object draw:notify-on-update-of-ranges="Sheet1.A1:Sheet1.A6 Sheet1.B1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29207" calcext:value-type="float">
            <text:p>0.029207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0.035008" calcext:value-type="float">
            <text:p>0.035008</text:p>
          </table:table-cell>
        </table:table-row>
        <table:table-row table:style-name="ro2">
          <table:table-cell office:value-type="float" office:value="35000" calcext:value-type="float">
            <text:p>35000</text:p>
          </table:table-cell>
          <table:table-cell office:value-type="float" office:value="0.041538" calcext:value-type="float">
            <text:p>0.041538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047648" calcext:value-type="float">
            <text:p>0.047648</text:p>
          </table:table-cell>
        </table:table-row>
        <table:table-row table:style-name="ro2">
          <table:table-cell office:value-type="float" office:value="45000" calcext:value-type="float">
            <text:p>45000</text:p>
          </table:table-cell>
          <table:table-cell office:value-type="float" office:value="0.052361" calcext:value-type="float">
            <text:p>0.052361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0.057588" calcext:value-type="float">
            <text:p>0.057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9T15:25:11.064180546</meta:creation-date>
    <dc:date>2023-01-09T16:49:55.081154149</dc:date>
    <meta:editing-duration>PT15M17S</meta:editing-duration>
    <meta:editing-cycles>2</meta:editing-cycles>
    <meta:generator>LibreOffice/6.4.7.2$Linux_X86_64 LibreOffice_project/40$Build-2</meta:generator>
    <meta:document-statistic meta:table-count="1" meta:cell-count="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1:Sheet1.B6" chart:data-source-has-labels="column" svg:x="0.32cm" svg:y="0.18cm" svg:width="12.508cm" svg:height="8.64cm">
          <chartooo:coordinate-region svg:x="1.232cm" svg:y="0.379cm" svg:width="11.131cm" svg:height="7.794cm"/>
          <chart:axis chart:dimension="x" chart:name="primary-x" chart:style-name="ch4" chartooo:axis-type="auto">
            <chartooo:date-scale/>
            <chart:categories table:cell-range-address="Sheet1.A1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5000">
                <text:p>25000</text:p>
                <draw:g>
                  <svg:desc>Sheet1.A1:Sheet1.A6</svg:desc>
                </draw:g>
              </table:table-cell>
              <table:table-cell office:value-type="float" office:value="0.029207">
                <text:p>0.029207</text:p>
                <draw:g>
                  <svg:desc>Sheet1.B1:Sheet1.B6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35008">
                <text:p>0.03500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41538">
                <text:p>0.04153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47648">
                <text:p>0.047648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52361">
                <text:p>0.05236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57588">
                <text:p>0.057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